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riptableResult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w.put( String name , Scriptable start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ableResult.Scriptable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ow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w.has( String name , Scriptable st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w.get( String name , Scriptable st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ableResult.ScriptableResult( Scriptable scope , ResultSet rs , int startRow , int maxRow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4">
            <text:p text:style-name="Table_20_Contents">14</text:p>
          </table:table-cell>
          <table:table-cell office:value-type="float" office:value="47">
            <text:p text:style-name="Table_20_Contents">4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